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date" office:date-value="1990-11-11" calcext:value-type="date">
            <text:p>1990-11-1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1991-11-12" calcext:value-type="date">
            <text:p>1991-11-1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1992-11-13" calcext:value-type="date">
            <text:p>1992-11-1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date" office:date-value="1990-11-11" calcext:value-type="date">
            <text:p>1990-11-1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date" office:date-value="1991-11-12" calcext:value-type="date">
            <text:p>1991-11-1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date" office:date-value="1992-11-13" calcext:value-type="date">
            <text:p>1992-11-1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date" office:date-value="1990-11-11" calcext:value-type="date">
            <text:p>1990-11-1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15:24:37.665600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18T15:40:01.558835581</dc:date>
    <meta:editing-duration>PT24M39S</meta:editing-duration>
    <meta:editing-cycles>9</meta:editing-cycles>
    <meta:generator>LibreOffice/6.0.7.3$Linux_X86_64 LibreOffice_project/00m0$Build-3</meta:generator>
    <meta:document-statistic meta:table-count="1" meta:cell-count="40" meta:object-count="0"/>
  </office:meta>
</office:document-meta>
</file>